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40.71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95.95pt"/>
    </style:style>
    <style:style style:name="co6" style:family="table-column">
      <style:table-column-properties fo:break-before="auto" style:column-width="104.2pt"/>
    </style:style>
    <style:style style:name="co7" style:family="table-column">
      <style:table-column-properties fo:break-before="auto" style:column-width="114.21pt"/>
    </style:style>
    <style:style style:name="co8" style:family="table-column">
      <style:table-column-properties fo:break-before="auto" style:column-width="111.49pt"/>
    </style:style>
    <style:style style:name="co9" style:family="table-column">
      <style:table-column-properties fo:break-before="auto" style:column-width="127.3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2.8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cc00" style:text-align-source="fix" style:repeat-content="false" fo:border="0.06pt solid #000000" style:vertical-align="bottom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ff3300" fo:border="0.06pt solid #000000" style:vertical-align="middle"/>
      <style:text-properties fo:color="#ffffff" fo:font-size="13pt" style:font-size-asian="13pt" style:font-size-complex="13pt"/>
    </style:style>
    <style:style style:name="ce3" style:family="table-cell" style:parent-style-name="Default">
      <style:table-cell-properties fo:background-color="#00cc00" style:text-align-source="fix" style:repeat-content="false" fo:border="0.06pt solid #000000" style:vertical-align="top"/>
      <style:paragraph-properties fo:text-align="center" fo:margin-left="0pt"/>
      <style:text-properties fo:color="#ffffff" style:font-name="Noto Sans CJK JP Bold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ackground-color="transparent" fo:border="0.06pt solid #000000" style:vertical-align="top"/>
      <style:text-properties fo:font-size="13pt" style:font-size-asian="13pt" style:font-size-complex="13pt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 style:data-style-name="N99">
      <style:table-cell-properties fo:background-color="transparent" fo:border="0.06pt solid #000000" style:vertical-align="middle"/>
      <style:text-properties fo:font-size="13pt" style:font-size-asian="13pt" style:font-size-complex="13pt"/>
    </style:style>
    <style:style style:name="ce7" style:family="table-cell" style:parent-style-name="Default" style:data-style-name="N99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6600" fo:border="0.06pt solid #000000" style:vertical-align="middle"/>
      <style:text-properties fo:font-size="13pt" style:font-size-asian="13pt" style:font-size-complex="13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S.No</text:p>
          </table:table-cell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19<text:span text:style-name="T1">th</text:span> Chaitra</text:p>
          </table:table-cell>
          <table:table-cell table:style-name="ce1" office:value-type="string" calcext:value-type="string">
            <text:p>20<text:span text:style-name="T1">th</text:span> Chaitra</text:p>
          </table:table-cell>
          <table:table-cell table:style-name="ce1" office:value-type="string" calcext:value-type="string">
            <text:p>25<text:span text:style-name="T1">th</text:span> Chaitra</text:p>
          </table:table-cell>
          <table:table-cell table:style-name="ce1" office:value-type="string" calcext:value-type="string">
            <text:p>26<text:span text:style-name="T1">th</text:span> chaitra</text:p>
          </table:table-cell>
          <table:table-cell table:style-name="ce1" office:value-type="string" calcext:value-type="string">
            <text:p>09<text:span text:style-name="T1">th</text:span> Baishak</text:p>
          </table:table-cell>
          <table:table-cell table:style-name="ce1" office:value-type="string" calcext:value-type="string">
            <text:p>15<text:span text:style-name="T1">th</text:span>  Baishak</text:p>
          </table:table-cell>
          <table:table-cell table:style-name="ce1" office:value-type="string" calcext:value-type="string">
            <text:p>16<text:span text:style-name="T1">th</text:span>  Baishak</text:p>
          </table:table-cell>
          <table:table-cell table:style-name="ce1" office:value-type="string" calcext:value-type="string">
            <text:p>  17<text:span text:style-name="T1">th</text:span>  Baishak</text:p>
          </table:table-cell>
          <table:table-cell table:style-name="ce1" office:value-type="string" calcext:value-type="string">
            <text:p>   22<text:span text:style-name="T1">nd</text:span> Baishak</text:p>
          </table:table-cell>
          <table:table-cell table:style-name="ce1" office:value-type="string" calcext:value-type="string">
            <text:p>   23<text:span text:style-name="T1">nd</text:span> Baishak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Aakash Babu Shrestha</text:p>
          </table:table-cell>
          <table:table-cell table:number-columns-repeated="10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Abhishek Thapa</text:p>
          </table:table-cell>
          <table:table-cell table:number-columns-repeated="6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Anita Kiju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4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Anusha Singh</text:p>
          </table:table-cell>
          <table:table-cell table:number-columns-repeated="10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Ayush Ban</text:p>
          </table:table-cell>
          <table:table-cell table:number-columns-repeated="10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Dinesh Shrestha</text:p>
          </table:table-cell>
          <table:table-cell table:number-columns-repeated="10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Dipak Oli</text:p>
          </table:table-cell>
          <table:table-cell table:number-columns-repeated="10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Dipesh Shrestha</text:p>
          </table:table-cell>
          <table:table-cell table:number-columns-repeated="10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Mukesh Bista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Natwar Khatr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number-columns-repeated="6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Neekita Pudaisain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Nilesh Prajapati</text:p>
          </table:table-cell>
          <table:table-cell table:number-columns-repeated="4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irmal Bohora</text:p>
          </table:table-cell>
          <table:table-cell table:number-columns-repeated="10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Nirose Prajapati</text:p>
          </table:table-cell>
          <table:table-cell table:number-columns-repeated="5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4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Omika Thapa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urnima Pant</text:p>
          </table:table-cell>
          <table:table-cell table:number-columns-repeated="10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Ram Sapkota</text:p>
          </table:table-cell>
          <table:table-cell table:number-columns-repeated="7" table:style-name="ce6" office:value-type="string" calcext:value-type="string">
            <text:p>present</text:p>
          </table:table-cell>
          <table:table-cell table:style-name="ce7" office:value-type="string" calcext:value-type="string">
            <text:p>absent</text:p>
          </table:table-cell>
          <table:table-cell table:number-columns-repeated="2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Sagar Aryal</text:p>
          </table:table-cell>
          <table:table-cell table:number-columns-repeated="10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Sangeen G.C</text:p>
          </table:table-cell>
          <table:table-cell table:style-name="ce7" office:value-type="string" calcext:value-type="string">
            <text:p>absent</text:p>
          </table:table-cell>
          <table:table-cell table:style-name="ce8" office:value-type="string" calcext:value-type="string">
            <text:p>absent</text:p>
          </table:table-cell>
          <table:table-cell table:number-columns-repeated="8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Santoshi Subedi</text:p>
          </table:table-cell>
          <table:table-cell table:number-columns-repeated="10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Sonima Paneru</text:p>
          </table:table-cell>
          <table:table-cell table:number-columns-repeated="10" table:style-name="ce6" office:value-type="string" calcext:value-type="string">
            <text:p>present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 office:value-type="string" calcext:value-type="string">
            <text:p>Sudeep Budhathoki</text:p>
          </table:table-cell>
          <table:table-cell table:style-name="ce6" office:value-type="string" calcext:value-type="string">
            <text:p>present</text:p>
          </table:table-cell>
          <table:table-cell table:style-name="ce8" office:value-type="string" calcext:value-type="string">
            <text:p>absent</text:p>
          </table:table-cell>
          <table:table-cell table:number-columns-repeated="3" table:style-name="ce7" office:value-type="string" calcext:value-type="string">
            <text:p>absent</text:p>
          </table:table-cell>
          <table:table-cell table:number-columns-repeated="3" table:style-name="ce6" office:value-type="string" calcext:value-type="string">
            <text:p>present</text:p>
          </table:table-cell>
          <table:table-cell table:number-columns-repeated="2" table:style-name="ce7" office:value-type="string" calcext:value-type="string">
            <text:p>absent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Suman Burrwal</text:p>
          </table:table-cell>
          <table:table-cell table:number-columns-repeated="10" table:style-name="ce6" office:value-type="string" calcext:value-type="string">
            <text:p>present</text:p>
          </table:table-cell>
        </table:table-row>
        <table:table-row table:style-name="ro3" table:number-rows-repeated="1048551">
          <table:table-cell table:number-columns-repeated="12"/>
        </table:table-row>
        <table:table-row table:style-name="ro3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B2:Sheet1.G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JP Bold" svg:font-family="'Noto Sans CJK JP Bold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/00/0000</text:date>, <text:time style:data-style-name="N2" text:time-value="10:03:23.391746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09:24:02.985990266</meta:creation-date>
    <dc:date>2017-05-06T10:04:21.126328090</dc:date>
    <meta:editing-duration>PT48M45S</meta:editing-duration>
    <meta:editing-cycles>22</meta:editing-cycles>
    <meta:generator>LibreOffice/5.3.1.2$Linux_X86_64 LibreOffice_project/30m0$Build-2</meta:generator>
    <meta:document-statistic meta:table-count="1" meta:cell-count="288" meta:object-count="0"/>
  </office:meta>
</office:document-meta>
</file>